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Lateef" svg:font-family="Lateef" style:font-pitch="variable"/>
    <style:font-face style:name="Lateef Book" svg:font-family="'Lateef Book'" style:font-pitch="variable"/>
    <style:font-face style:name="Lateef-310-200" svg:font-family="Lateef-310-200" style:font-pitch="variable"/>
    <style:font-face style:name="Lateef-310-220" svg:font-family="Lateef-310-220" style:font-pitch="variable"/>
    <style:font-face style:name="Lateef-310-240" svg:font-family="Lateef-310-240" style:font-pitch="variable"/>
    <style:font-face style:name="Lateef-310-260" svg:font-family="Lateef-310-260" style:font-pitch="variable"/>
    <style:font-face style:name="Lateef-310-280" svg:font-family="Lateef-310-280" style:font-pitch="variable"/>
    <style:font-face style:name="Lateef-310-300" svg:font-family="Lateef-310-300" style:font-pitch="variable"/>
    <style:font-face style:name="Lateef-310-320" svg:font-family="Lateef-310-32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text-properties fo:font-size="8pt" style:font-size-asian="8pt" style:font-size-complex="8pt"/>
    </style:style>
    <style:style style:name="P2" style:family="paragraph" style:parent-style-name="Standard">
      <style:paragraph-properties fo:margin-top="0.201cm" fo:margin-bottom="0.201cm" loext:contextual-spacing="false" fo:line-height="0.499cm"/>
      <style:text-properties officeooo:paragraph-rsid="0023eba0"/>
    </style:style>
    <style:style style:name="P3" style:family="paragraph" style:parent-style-name="Standard">
      <style:paragraph-properties fo:margin-top="0.201cm" fo:margin-bottom="0.201cm" loext:contextual-spacing="false" fo:line-height="0.499cm"/>
      <style:text-properties style:font-name="Lateef" fo:font-size="12pt" fo:font-style="normal" fo:font-weight="normal" officeooo:rsid="0023eba0" officeooo:paragraph-rsid="0023eba0" style:font-size-asian="12pt" style:font-style-asian="normal" style:font-weight-asian="normal" style:font-name-complex="Lateef Book" style:font-size-complex="12pt" style:font-style-complex="normal" style:font-weight-complex="normal"/>
    </style:style>
    <style:style style:name="P4" style:family="paragraph" style:parent-style-name="Text_20_body">
      <style:paragraph-properties fo:line-height="0.7cm" fo:text-align="end" style:justify-single-word="false"/>
      <style:text-properties fo:font-variant="normal" fo:text-transform="none" fo:color="#262626" style:text-line-through-style="none" style:text-line-through-type="none" style:font-name="Lateef Book" fo:font-size="14pt" fo:letter-spacing="normal" fo:font-style="normal" style:text-underline-style="none" fo:font-weight="bold" officeooo:rsid="001123a0" officeooo:paragraph-rsid="0018d6c6" style:text-blinking="false" style:font-size-asian="14pt" style:font-style-asian="normal" style:font-weight-asian="bold" style:font-name-complex="Lateef Book" style:font-size-complex="14pt" style:language-complex="ar" style:country-complex="SA" style:font-style-complex="normal" style:font-weight-complex="bold"/>
    </style:style>
    <style:style style:name="P5" style:family="paragraph" style:parent-style-name="Text_20_body">
      <style:paragraph-properties fo:line-height="0.7cm" fo:text-align="end" style:justify-single-word="false"/>
      <style:text-properties fo:font-variant="normal" fo:text-transform="none" fo:color="#262626" style:text-line-through-style="none" style:text-line-through-type="none" style:font-name="Lateef Book" fo:font-size="14pt" fo:letter-spacing="normal" fo:font-style="normal" style:text-underline-style="none" fo:font-weight="bold" officeooo:rsid="001123a0" officeooo:paragraph-rsid="001d6edb" style:text-blinking="false" style:font-size-asian="14pt" style:font-style-asian="normal" style:font-weight-asian="bold" style:font-name-complex="Lateef Book" style:font-size-complex="14pt" style:language-complex="ar" style:country-complex="SA" style:font-style-complex="normal" style:font-weight-complex="bold"/>
    </style:style>
    <style:style style:name="P6" style:family="paragraph" style:parent-style-name="Text_20_body">
      <style:paragraph-properties fo:line-height="0.7cm" fo:text-align="end" style:justify-single-word="false"/>
      <style:text-properties fo:font-variant="normal" fo:text-transform="none" fo:color="#262626" style:text-line-through-style="none" style:text-line-through-type="none" style:font-name="Lateef" fo:font-size="14pt" fo:letter-spacing="normal" fo:font-style="normal" style:text-underline-style="none" fo:font-weight="bold" officeooo:rsid="001123a0" officeooo:paragraph-rsid="001123a0" style:text-blinking="false" style:font-size-asian="14pt" style:font-style-asian="normal" style:font-weight-asian="bold" style:font-name-complex="Lateef Book" style:font-size-complex="14pt" style:language-complex="ar" style:country-complex="SA" style:font-style-complex="normal" style:font-weight-complex="bold"/>
    </style:style>
    <style:style style:name="P7" style:family="paragraph" style:parent-style-name="Text_20_body">
      <style:paragraph-properties fo:line-height="0.7cm" fo:text-align="end" style:justify-single-word="false"/>
      <style:text-properties style:font-name="Lateef Book" fo:font-weight="bold" officeooo:paragraph-rsid="0018d6c6" style:font-weight-asian="bold" style:font-name-complex="Lateef-310-300" style:font-weight-complex="bold"/>
    </style:style>
    <style:style style:name="P8" style:family="paragraph" style:parent-style-name="Text_20_body">
      <style:paragraph-properties fo:line-height="0.7cm" fo:text-align="end" style:justify-single-word="false"/>
      <style:text-properties officeooo:paragraph-rsid="002c08a7"/>
    </style:style>
    <style:style style:name="P9" style:family="paragraph" style:parent-style-name="Text_20_body">
      <style:paragraph-properties fo:line-height="0.7cm" fo:text-align="end" style:justify-single-word="false"/>
      <style:text-properties style:font-name="Lateef" officeooo:paragraph-rsid="0018d6c6"/>
    </style:style>
    <style:style style:name="P10" style:family="paragraph" style:parent-style-name="Text_20_body">
      <style:paragraph-properties fo:line-height="0.7cm" fo:text-align="end" style:justify-single-word="false"/>
      <style:text-properties style:font-name="Lateef" officeooo:paragraph-rsid="001d6edb"/>
    </style:style>
    <style:style style:name="P11" style:family="paragraph" style:parent-style-name="Text_20_body">
      <style:paragraph-properties fo:margin-left="0cm" fo:margin-right="0cm" fo:line-height="0.7cm" fo:text-align="end" style:justify-single-word="false" fo:orphans="2" fo:widows="2" fo:text-indent="0cm" style:auto-text-indent="false"/>
      <style:text-properties style:font-name="Lateef Book" officeooo:paragraph-rsid="001d6edb" style:font-name-complex="Lateef Book"/>
    </style:style>
    <style:style style:name="P12" style:family="paragraph" style:parent-style-name="Text_20_body">
      <style:paragraph-properties fo:margin-left="0cm" fo:margin-right="0cm" fo:line-height="0.7cm" fo:text-align="end" style:justify-single-word="false" fo:orphans="2" fo:widows="2" fo:text-indent="0cm" style:auto-text-indent="false"/>
      <style:text-properties fo:font-variant="normal" fo:text-transform="none" fo:color="#262626" style:text-line-through-style="none" style:text-line-through-type="none" style:font-name="Lateef Book" fo:font-size="14pt" fo:letter-spacing="normal" fo:font-style="normal" style:text-underline-style="none" fo:font-weight="bold" officeooo:rsid="000e3728" officeooo:paragraph-rsid="001123a0" style:text-blinking="false" style:font-size-asian="14pt" style:font-style-asian="normal" style:font-weight-asian="bold" style:font-name-complex="Lateef Book" style:font-size-complex="14pt" style:language-complex="ar" style:country-complex="SA" style:font-style-complex="normal" style:font-weight-complex="bold"/>
    </style:style>
    <style:style style:name="P13" style:family="paragraph" style:parent-style-name="Text_20_body">
      <style:paragraph-properties fo:margin-left="0cm" fo:margin-right="0cm" fo:line-height="0.7cm" fo:text-align="end" style:justify-single-word="false" fo:orphans="2" fo:widows="2" fo:text-indent="0cm" style:auto-text-indent="false"/>
      <style:text-properties fo:font-variant="normal" fo:text-transform="none" fo:color="#262626" style:text-line-through-style="none" style:text-line-through-type="none" style:font-name="Lateef Book" fo:font-size="14pt" fo:letter-spacing="normal" fo:font-style="normal" style:text-underline-style="none" fo:font-weight="bold" officeooo:rsid="000e3728" officeooo:paragraph-rsid="0018d6c6" style:text-blinking="false" style:font-size-asian="14pt" style:font-style-asian="normal" style:font-weight-asian="bold" style:font-name-complex="Lateef Book" style:font-size-complex="14pt" style:language-complex="ar" style:country-complex="SA" style:font-style-complex="normal" style:font-weight-complex="bold"/>
    </style:style>
    <style:style style:name="P14" style:family="paragraph" style:parent-style-name="Standard">
      <style:paragraph-properties fo:line-height="0.7cm"/>
      <style:text-properties style:font-name="Lateef" fo:font-size="18pt" fo:font-style="normal" fo:font-weight="bold" officeooo:rsid="000e3728" officeooo:paragraph-rsid="0011112e" style:font-size-asian="18pt" style:font-style-asian="normal" style:font-weight-asian="bold" style:font-name-complex="Lateef Book" style:font-size-complex="18pt" style:font-style-complex="normal" style:font-weight-complex="bold"/>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officeooo:rsid="0020c410"/>
    </style:style>
    <style:style style:name="T4" style:family="text">
      <style:text-properties fo:color="#000000" style:font-name="Lateef-310-300" fo:font-weight="normal" officeooo:rsid="001123a0" style:font-weight-asian="normal" style:font-name-complex="Lateef-310-300" style:font-weight-complex="normal"/>
    </style:style>
    <style:style style:name="T5" style:family="text">
      <style:text-properties fo:color="#000000" style:font-name="Lateef-310-300" officeooo:rsid="001123a0" style:font-name-complex="Lateef-310-300" style:font-weight-complex="normal"/>
    </style:style>
    <style:style style:name="T6" style:family="text">
      <style:text-properties fo:color="#000000" style:font-name="Lateef-310-200" officeooo:rsid="001123a0" style:font-name-complex="Lateef-310-200" style:font-weight-complex="normal"/>
    </style:style>
    <style:style style:name="T7" style:family="text">
      <style:text-properties fo:color="#000000" style:font-name="Lateef-310-200" fo:font-weight="normal" officeooo:rsid="001123a0" style:font-weight-asian="normal" style:font-name-complex="Lateef-310-200" style:font-weight-complex="normal"/>
    </style:style>
    <style:style style:name="T8" style:family="text">
      <style:text-properties fo:color="#000000" style:font-name="Lateef-310-280" officeooo:rsid="001123a0" style:font-name-complex="Lateef-310-280" style:font-weight-complex="normal"/>
    </style:style>
    <style:style style:name="T9" style:family="text">
      <style:text-properties fo:color="#000000" style:font-name="Lateef-310-280" fo:font-weight="normal" officeooo:rsid="001123a0" style:font-weight-asian="normal" style:font-name-complex="Lateef-310-280" style:font-weight-complex="normal"/>
    </style:style>
    <style:style style:name="T10" style:family="text">
      <style:text-properties fo:font-variant="normal" fo:text-transform="none" fo:color="#000000" style:text-line-through-style="none" style:text-line-through-type="none" style:font-name="Lateef-310-220" fo:font-size="14pt" fo:letter-spacing="normal" fo:font-style="normal" style:text-underline-style="none" officeooo:rsid="001123a0" style:text-blinking="false" style:font-size-asian="14pt" style:font-style-asian="normal" style:font-name-complex="Lateef-310-220" style:font-size-complex="14pt" style:language-complex="ar" style:country-complex="SA" style:font-style-complex="normal" style:font-weight-complex="normal"/>
    </style:style>
    <style:style style:name="T11" style:family="text">
      <style:text-properties fo:font-variant="normal" fo:text-transform="none" fo:color="#000000" style:text-line-through-style="none" style:text-line-through-type="none" style:font-name="Lateef-310-220" fo:font-size="14pt" fo:letter-spacing="normal" fo:font-style="normal" style:text-underline-style="none" fo:font-weight="normal" officeooo:rsid="001123a0" style:text-blinking="false" style:font-size-asian="14pt" style:font-style-asian="normal" style:font-weight-asian="normal" style:font-name-complex="Lateef-310-220" style:font-size-complex="14pt" style:language-complex="ar" style:country-complex="SA" style:font-style-complex="normal" style:font-weight-complex="normal"/>
    </style:style>
    <style:style style:name="T12" style:family="text">
      <style:text-properties fo:font-variant="normal" fo:text-transform="none" fo:color="#000000" style:text-line-through-style="none" style:text-line-through-type="none" style:font-name="Lateef-310-240" fo:font-size="14pt" fo:letter-spacing="normal" fo:font-style="normal" style:text-underline-style="none" officeooo:rsid="001123a0" style:text-blinking="false" style:font-size-asian="14pt" style:font-style-asian="normal" style:font-name-complex="Lateef-310-240" style:font-size-complex="14pt" style:language-complex="ar" style:country-complex="SA" style:font-style-complex="normal" style:font-weight-complex="normal"/>
    </style:style>
    <style:style style:name="T13" style:family="text">
      <style:text-properties fo:font-variant="normal" fo:text-transform="none" fo:color="#000000" style:text-line-through-style="none" style:text-line-through-type="none" style:font-name="Lateef-310-240" fo:font-size="14pt" fo:letter-spacing="normal" fo:font-style="normal" style:text-underline-style="none" fo:font-weight="normal" officeooo:rsid="001123a0" style:text-blinking="false" style:font-size-asian="14pt" style:font-style-asian="normal" style:font-weight-asian="normal" style:font-name-complex="Lateef-310-240" style:font-size-complex="14pt" style:language-complex="ar" style:country-complex="SA" style:font-style-complex="normal" style:font-weight-complex="normal"/>
    </style:style>
    <style:style style:name="T14" style:family="text">
      <style:text-properties fo:font-variant="normal" fo:text-transform="none" fo:color="#000000" style:text-line-through-style="none" style:text-line-through-type="none" style:font-name="Lateef-310-260" fo:font-size="14pt" fo:letter-spacing="normal" fo:font-style="normal" style:text-underline-style="none" officeooo:rsid="001123a0" style:text-blinking="false" style:font-size-asian="14pt" style:font-style-asian="normal" style:font-name-complex="Lateef-310-260" style:font-size-complex="14pt" style:language-complex="ar" style:country-complex="SA" style:font-style-complex="normal" style:font-weight-complex="normal"/>
    </style:style>
    <style:style style:name="T15" style:family="text">
      <style:text-properties fo:font-variant="normal" fo:text-transform="none" fo:color="#000000" style:text-line-through-style="none" style:text-line-through-type="none" style:font-name="Lateef-310-260" fo:font-size="14pt" fo:letter-spacing="normal" fo:font-style="normal" style:text-underline-style="none" fo:font-weight="normal" officeooo:rsid="001123a0" style:text-blinking="false" style:font-size-asian="14pt" style:font-style-asian="normal" style:font-weight-asian="normal" style:font-name-complex="Lateef-310-260" style:font-size-complex="14pt" style:language-complex="ar" style:country-complex="SA" style:font-style-complex="normal" style:font-weight-complex="normal"/>
    </style:style>
    <style:style style:name="T16" style:family="text">
      <style:text-properties fo:font-variant="normal" fo:text-transform="none" fo:color="#000000" style:text-line-through-style="none" style:text-line-through-type="none" style:font-name="Lateef-310-320" fo:font-size="14pt" fo:letter-spacing="normal" fo:font-style="normal" style:text-underline-style="none" officeooo:rsid="001123a0" style:text-blinking="false" style:font-size-asian="14pt" style:font-style-asian="normal" style:font-name-complex="Lateef-310-320" style:font-size-complex="14pt" style:language-complex="ar" style:country-complex="SA" style:font-style-complex="normal" style:font-weight-complex="normal"/>
    </style:style>
    <style:style style:name="T17" style:family="text">
      <style:text-properties fo:font-variant="normal" fo:text-transform="none" fo:color="#000000" style:text-line-through-style="none" style:text-line-through-type="none" style:font-name="Lateef-310-320" fo:font-size="14pt" fo:letter-spacing="normal" fo:font-style="normal" style:text-underline-style="none" fo:font-weight="normal" officeooo:rsid="001123a0" style:text-blinking="false" style:font-size-asian="14pt" style:font-style-asian="normal" style:font-weight-asian="normal" style:font-name-complex="Lateef-310-320" style:font-size-complex="14pt" style:language-complex="ar" style:country-complex="SA" style:font-style-complex="normal" style:font-weight-complex="normal"/>
    </style:style>
    <style:style style:name="T18" style:family="text">
      <style:text-properties fo:font-variant="normal" fo:text-transform="none" fo:color="#262626" style:text-line-through-style="none" style:text-line-through-type="none" fo:font-size="14pt" fo:letter-spacing="normal" fo:font-style="normal" style:text-underline-style="none" fo:font-weight="bold" officeooo:rsid="001123a0" style:text-blinking="false" style:font-size-asian="14pt" style:font-style-asian="normal" style:font-weight-asian="bold" style:font-name-complex="Lateef Book" style:font-size-complex="14pt" style:language-complex="ar" style:country-complex="SA" style:font-style-complex="normal" style:font-weight-complex="bold"/>
    </style:style>
    <style:style style:name="T19" style:family="text">
      <style:text-properties fo:font-variant="normal" fo:text-transform="none" fo:color="#262626" style:text-line-through-style="none" style:text-line-through-type="none" fo:font-size="14pt" fo:letter-spacing="normal" fo:font-style="normal" style:text-underline-style="none" fo:font-weight="bold" officeooo:rsid="0018d6c6" style:text-blinking="false" style:font-size-asian="14pt" style:font-style-asian="normal" style:font-weight-asian="bold" style:font-name-complex="Lateef Book" style:font-size-complex="14pt" style:language-complex="ar" style:country-complex="SA" style:font-style-complex="normal" style:font-weight-complex="bold"/>
    </style:style>
    <style:style style:name="T20" style:family="text">
      <style:text-properties fo:font-variant="normal" fo:text-transform="none" fo:color="#262626" style:text-line-through-style="none" style:text-line-through-type="none" fo:font-size="14pt" fo:letter-spacing="normal" fo:font-style="normal" style:text-underline-style="none" fo:font-weight="bold" officeooo:rsid="001d6edb" style:text-blinking="false" style:font-size-asian="14pt" style:font-style-asian="normal" style:font-weight-asian="bold" style:font-name-complex="Lateef Book" style:font-size-complex="14pt" style:language-complex="ar" style:country-complex="SA" style:font-style-complex="normal" style:font-weight-complex="bold"/>
    </style:style>
    <style:style style:name="T21" style:family="text">
      <style:text-properties fo:font-variant="normal" fo:text-transform="none" fo:color="#262626" style:text-line-through-style="none" style:text-line-through-type="none" style:font-name="Lateef" fo:font-size="14pt" fo:letter-spacing="normal" fo:font-style="normal" style:text-underline-style="none" fo:font-weight="bold" officeooo:rsid="001123a0" style:text-blinking="false" style:font-size-asian="14pt" style:font-style-asian="normal" style:font-weight-asian="bold" style:font-name-complex="Lateef Book" style:font-size-complex="14pt" style:language-complex="ar" style:country-complex="SA" style:font-style-complex="normal" style:font-weight-complex="bold"/>
    </style:style>
    <style:style style:name="T22" style:family="text">
      <style:text-properties fo:font-variant="normal" fo:text-transform="none" fo:color="#262626" style:text-line-through-style="none" style:text-line-through-type="none" style:font-name="Lateef" fo:font-size="14pt" fo:letter-spacing="normal" fo:font-style="normal" style:text-underline-style="none" fo:font-weight="bold" officeooo:rsid="002c08a7" style:text-blinking="false" style:font-size-asian="14pt" style:font-style-asian="normal" style:font-weight-asian="bold" style:font-name-complex="Lateef Book" style:font-size-complex="14pt" style:language-complex="ar" style:country-complex="SA" style:font-style-complex="normal" style:font-weight-complex="bold"/>
    </style:style>
    <style:style style:name="T23" style:family="text">
      <style:text-properties style:font-name="Lateef" fo:font-size="12pt" fo:font-style="normal" fo:font-weight="normal" officeooo:rsid="0023eba0" style:font-size-asian="12pt" style:font-style-asian="normal" style:font-weight-asian="normal" style:font-name-complex="Lateef Book" style:font-size-complex="12pt" style:font-style-complex="normal" style:font-weight-complex="normal"/>
    </style:style>
    <style:style style:name="T24" style:family="text">
      <style:text-properties style:font-name="Lateef" fo:font-size="12pt" fo:font-style="normal" fo:font-weight="normal" officeooo:rsid="000e3728" style:font-size-asian="12pt" style:font-style-asian="normal" style:font-weight-asian="normal" style:font-name-complex="Lateef Book" style:font-size-complex="12pt" style:font-style-complex="normal" style:font-weight-complex="normal"/>
    </style:style>
    <style:style style:name="T25" style:family="text">
      <style:text-properties style:font-name="Lateef" fo:font-size="12pt" fo:font-style="normal" fo:font-weight="normal" officeooo:rsid="0025bfd5" style:font-size-asian="12pt" style:font-style-asian="normal" style:font-weight-asian="normal" style:font-name-complex="Lateef Book" style:font-size-complex="12pt"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title>Lateef Alpha 1.280: Space Width Test</text:title></text:p>
      <text:p text:style-name="P2"><text:span text:style-name="T24">E</text:span><text:span text:style-name="T23">ach paragraph has a different </text:span><text:span text:style-name="T25">width of space character</text:span><text:span text:style-name="T23">, designated by the number above it, from 200 to 320 units.<text:line-break/>Please review each paragraph and consider which space width you find preferable.</text:span></text:p>
      <text:p text:style-name="P3"/>
      <text:p text:style-name="P6"><text:bookmark-start text:name="__DdeLink__125_4285030898"/><text:bookmark-start text:name="__DdeLink__808_2851266380"/><text:bookmark-start text:name="__DdeLink__104_2187749609"/>Space 200<text:bookmark-end text:name="__DdeLink__808_2851266380"/></text:p>
      <text:p text:style-name="P12"><text:bookmark-start text:name="__DdeLink__286_1865243190"/><text:span text:style-name="Strong_20_Emphasis"><text:span text:style-name="T6">فإن الجمعية العامة تنادي بهذا الإعلان العالمي لحقوق الإنسان </text:span></text:span><text:span text:style-name="T7">على أنه المستوى المشترك الذي ينبغي أن تستهدفه كافة الشعوب والأمم حتى يسعى كل فرد وهيئة في المجتمع، واضعين على الدوام هذا الإعلان نصب أعينهم، إلى توطيد احترام هذه الحقوق والحريات عن طريق التعليم والتربية واتخاذ إجراءات مطردة، قومية وعالمية، لضمان</text:span><text:bookmark-start text:name="__DdeLink__127_4285030898"/><text:span text:style-name="T7"> </text:span><text:bookmark-end text:name="__DdeLink__127_4285030898"/><text:span text:style-name="T7">الاعتراف بها ومراعاتها بصورة عالمية فعالة بين الدول الأعضاء ذاتها وشعوب البقاع الخاضعة لسلطانها</text:span><text:bookmark-end text:name="__DdeLink__125_4285030898"/><text:span text:style-name="T7">.</text:span><text:bookmark-end text:name="__DdeLink__286_1865243190"/><text:bookmark-end text:name="__DdeLink__104_2187749609"/><text:span text:style-name="T7"> </text:span></text:p>
      <text:p text:style-name="P4"/>
      <text:p text:style-name="P8"><text:span text:style-name="T21">Space 2</text:span><text:span text:style-name="T22">2</text:span><text:span text:style-name="T21">0</text:span><text:bookmark-start text:name="__DdeLink__125_42850308981"/></text:p>
      <text:p text:style-name="P7"><text:span text:style-name="Strong_20_Emphasis"><text:span text:style-name="T10">فإن الجمعية العامة تنادي بهذا الإعلان العالمي لحقوق الإنسان </text:span></text:span><text:span text:style-name="T11">على أنه المستوى المشترك الذي ينبغي أن تستهدفه كافة الشعوب والأمم حتى يسعى كل فرد وهيئة في المجتمع، واضعين على الدوام هذا الإعلان نصب أعينهم، إلى توطيد احترام هذه الحقوق والحريات عن طريق التعليم والتربية واتخاذ إجراءات مطردة، قومية وعالمية، لضمان</text:span><text:bookmark-start text:name="__DdeLink__127_42850308981"/><text:span text:style-name="T11"> </text:span><text:bookmark-end text:name="__DdeLink__127_42850308981"/><text:span text:style-name="T11">الاعتراف بها ومراعاتها بصورة عالمية فعالة بين الدول الأعضاء ذاتها وشعوب البقاع الخاضعة لسلطانها</text:span><text:bookmark-end text:name="__DdeLink__125_42850308981"/><text:span text:style-name="T11">.</text:span></text:p>
      <text:p text:style-name="P4"/>
      <text:p text:style-name="P9"><text:bookmark-start text:name="__DdeLink__125_42850308982"/><text:span text:style-name="T18">Space 2</text:span><text:span text:style-name="T19">4</text:span><text:span text:style-name="T18">0</text:span></text:p>
      <text:p text:style-name="P7"><text:span text:style-name="Strong_20_Emphasis"><text:span text:style-name="T12">فإن الجمعية العامة تنادي بهذا الإعلان العالمي لحقوق الإنسان </text:span></text:span><text:span text:style-name="T13">على أنه المستوى المشترك الذي ينبغي أن تستهدفه كافة الشعوب والأمم حتى يسعى كل فرد وهيئة في المجتمع، واضعين على الدوام هذا الإعلان نصب أعينهم، إلى توطيد احترام هذه الحقوق والحريات عن طريق التعليم والتربية واتخاذ إجراءات مطردة، قومية وعالمية، لضمان</text:span><text:bookmark-start text:name="__DdeLink__127_42850308982"/><text:span text:style-name="T13"> </text:span><text:bookmark-end text:name="__DdeLink__127_42850308982"/><text:span text:style-name="T13">الاعتراف بها ومراعاتها بصورة عالمية فعالة بين الدول الأعضاء ذاتها وشعوب البقاع الخاضعة لسلطانها</text:span><text:bookmark-end text:name="__DdeLink__125_42850308982"/><text:span text:style-name="T13">.</text:span></text:p>
      <text:p text:style-name="P4"/>
      <text:p text:style-name="P9"><text:bookmark-start text:name="__DdeLink__125_42850308983"/><text:span text:style-name="T18">Space 2</text:span><text:span text:style-name="T19">6</text:span><text:span text:style-name="T18">0</text:span></text:p>
      <text:p text:style-name="P7"><text:span text:style-name="Strong_20_Emphasis"><text:span text:style-name="T14">فإن الجمعية العامة تنادي بهذا الإعلان العالمي لحقوق الإنسان </text:span></text:span><text:span text:style-name="T15">على أنه المستوى المشترك الذي ينبغي أن تستهدفه كافة الشعوب والأمم حتى يسعى كل فرد وهيئة في المجتمع، واضعين على الدوام هذا الإعلان نصب أعينهم، إلى توطيد احترام هذه الحقوق والحريات عن طريق التعليم والتربية واتخاذ إجراءات مطردة، قومية وعالمية، لضمان</text:span><text:bookmark-start text:name="__DdeLink__127_42850308983"/><text:span text:style-name="T15"> </text:span><text:bookmark-end text:name="__DdeLink__127_42850308983"/><text:span text:style-name="T15">الاعتراف بها ومراعاتها بصورة عالمية فعالة بين الدول الأعضاء ذاتها وشعوب البقاع الخاضعة لسلطانها</text:span><text:bookmark-end text:name="__DdeLink__125_42850308983"/><text:span text:style-name="T15">.</text:span></text:p>
      <text:p text:style-name="P4"/>
      <text:p text:style-name="P9"><text:bookmark-start text:name="__DdeLink__125_42850308984"/><text:span text:style-name="T18">Space 2</text:span><text:span text:style-name="T19">8</text:span><text:span text:style-name="T18">0</text:span></text:p>
      <text:p text:style-name="P13"><text:span text:style-name="Strong_20_Emphasis"><text:span text:style-name="T8">فإن الجمعية العامة تنادي بهذا الإعلان العالمي لحقوق الإنسان </text:span></text:span><text:span text:style-name="T9">على أنه المستوى المشترك الذي ينبغي أن تستهدفه كافة الشعوب والأمم حتى يسعى كل فرد وهيئة في المجتمع، واضعين على الدوام هذا الإعلان نصب أعينهم، إلى توطيد احترام هذه الحقوق والحريات عن طريق التعليم والتربية واتخاذ إجراءات مطردة، قومية وعالمية، لضمان</text:span><text:bookmark-start text:name="__DdeLink__127_42850308984"/><text:span text:style-name="T9"> </text:span><text:bookmark-end text:name="__DdeLink__127_42850308984"/><text:span text:style-name="T9">الاعتراف بها ومراعاتها بصورة عالمية فعالة بين الدول الأعضاء ذاتها وشعوب البقاع الخاضعة لسلطانها</text:span><text:bookmark-end text:name="__DdeLink__125_42850308984"/><text:span text:style-name="T9">.</text:span></text:p>
      <text:p text:style-name="P4"><text:soft-page-break/></text:p>
      <text:p text:style-name="P9"><text:bookmark-start text:name="__DdeLink__378_2187749609"/><text:bookmark-start text:name="__DdeLink__125_42850308985"/><text:span text:style-name="T18">Space </text:span><text:span text:style-name="T19">30</text:span><text:span text:style-name="T18">0</text:span></text:p>
      <text:p text:style-name="P13"><text:span text:style-name="Strong_20_Emphasis"><text:span text:style-name="T5">فإن الجمعية العامة تنادي بهذا الإعلان العالمي لحقوق الإنسان </text:span></text:span><text:span text:style-name="T4">على أنه المستوى المشترك الذي ينبغي أن تستهدفه كافة الشعوب والأمم حتى يسعى كل فرد وهيئة في المجتمع، واضعين على الدوام هذا الإعلان نصب أعينهم، إلى توطيد احترام هذه الحقوق والحريات عن طريق التعليم والتربية واتخاذ إجراءات مطردة، قومية وعالمية، لضمان</text:span><text:bookmark-start text:name="__DdeLink__127_42850308985"/><text:span text:style-name="T4"> </text:span><text:bookmark-end text:name="__DdeLink__127_42850308985"/><text:span text:style-name="T4">الاعتراف بها ومراعاتها بصورة عالمية فعالة بين الدول الأعضاء ذاتها وشعوب البقاع الخاضعة لسلطانها</text:span><text:bookmark-end text:name="__DdeLink__125_42850308985"/><text:span text:style-name="T4">.</text:span><text:bookmark-end text:name="__DdeLink__378_2187749609"/></text:p>
      <text:p text:style-name="P5"/>
      <text:p text:style-name="P10"><text:bookmark-start text:name="__DdeLink__125_428503089851"/><text:span text:style-name="T18">Space </text:span><text:span text:style-name="T19">3</text:span><text:span text:style-name="T20">2</text:span><text:span text:style-name="T18">0</text:span></text:p>
      <text:p text:style-name="P11"><text:span text:style-name="Strong_20_Emphasis"><text:span text:style-name="T16">فإن الجمعية العامة تنادي بهذا الإعلان العالمي لحقوق الإنسان </text:span></text:span><text:span text:style-name="T17">على أنه المستوى المشترك الذي ينبغي أن تستهدفه كافة الشعوب والأمم حتى يسعى كل فرد وهيئة في المجتمع، واضعين على الدوام هذا الإعلان نصب أعينهم، إلى توطيد احترام هذه الحقوق والحريات عن طريق التعليم والتربية واتخاذ إجراءات مطردة، قومية وعالمية، لضمان</text:span><text:bookmark-start text:name="__DdeLink__127_428503089851"/><text:span text:style-name="T17"> </text:span><text:bookmark-end text:name="__DdeLink__127_428503089851"/><text:span text:style-name="T17">الاعتراف بها ومراعاتها بصورة عالمية فعالة بين الدول الأعضاء ذاتها وشعوب البقاع الخاضعة لسلطانها</text:span><text:bookmark-end text:name="__DdeLink__125_428503089851"/><text:span text:style-name="T17">.</text:span><text:bookmark text:name="__DdeLink__10_1651029865"/><text:lin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Lateef" svg:font-family="Lateef" style:font-pitch="variable"/>
    <style:font-face style:name="Lateef Book" svg:font-family="'Lateef Book'" style:font-pitch="variable"/>
    <style:font-face style:name="Lateef-310-200" svg:font-family="Lateef-310-200" style:font-pitch="variable"/>
    <style:font-face style:name="Lateef-310-220" svg:font-family="Lateef-310-220" style:font-pitch="variable"/>
    <style:font-face style:name="Lateef-310-240" svg:font-family="Lateef-310-240" style:font-pitch="variable"/>
    <style:font-face style:name="Lateef-310-260" svg:font-family="Lateef-310-260" style:font-pitch="variable"/>
    <style:font-face style:name="Lateef-310-280" svg:font-family="Lateef-310-280" style:font-pitch="variable"/>
    <style:font-face style:name="Lateef-310-300" svg:font-family="Lateef-310-300" style:font-pitch="variable"/>
    <style:font-face style:name="Lateef-310-320" svg:font-family="Lateef-310-32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style:font-size-asian="8pt" style:font-size-complex="8pt"/>
    </style:style>
    <style:style style:name="MT1" style:family="text">
      <style:text-properties fo:font-weight="bold" style:font-weight-asian="bold" style:font-weight-complex="bold"/>
    </style:style>
    <style:style style:name="MT2" style:family="text">
      <style:text-properties fo:font-style="normal" style:font-style-asian="normal" style:font-style-complex="normal"/>
    </style:style>
    <style:style style:name="MT3" style:family="text">
      <style:text-properties officeooo:rsid="0020c41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time-style style:name="N41">
      <number:hours number:style="long"/>
      <number:text>:</number:text>
      <number:minutes number:style="long"/>
      <number:text>:</number:text>
      <number:seconds number:style="long"/>
    </number:time-style>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master-styles>
    <style:master-page style:name="Standard" style:page-layout-name="Mpm1">
      <style:footer>
        <text:p text:style-name="MP1"><text:span text:style-name="MT1"><text:title>Lateef Alpha 1.280: Space Width Test</text:title></text:span><text:span text:style-name="MT2"><text:line-break/></text:span><text:date style:data-style-name="N79" text:date-value="2020-12-15T11:46:45.906709888" text:fixed="true">Tuesday 15 December 2020</text:date> <text:span text:style-name="MT3">at </text:span><text:time style:data-style-name="N41" text:time-value="2020-12-15T11:47:08.057163069" text:fixed="true">11:47:08</text:time><text:tab/><text:tab/><text:span text:style-name="MT3">Page </text:span><text:span text:style-name="MT3"><text:page-number text:select-page="current">2</text:page-number></text:span><text:span text:style-name="MT3"><text:s/>of </text:span><text:span text:style-name="MT3"><text:page-count>2</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12-14T15:23:57.687543270</meta:creation-date>
    <dc:date>2020-12-15T12:58:08.942430344</dc:date>
    <meta:editing-duration>PT1H38M35S</meta:editing-duration>
    <meta:editing-cycles>31</meta:editing-cycles>
    <meta:generator>LibreOffice/6.4.7.2$MacOSX_X86_64 LibreOffice_project/639b8ac485750d5696d7590a72ef1b496725cfb5</meta:generator>
    <meta:print-date>2020-12-15T12:55:10.724404691</meta:print-date>
    <dc:title>Lateef Alpha 1.280: Space Width Test</dc:title>
    <meta:document-statistic meta:table-count="0" meta:image-count="0" meta:object-count="0" meta:page-count="2" meta:paragraph-count="17" meta:word-count="516" meta:character-count="3196" meta:non-whitespace-character-count="2694"/>
  </office:meta>
</office:document-meta>
</file>